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EATE DATABASE COMPANY;</text:p>
      <text:p text:style-name="Standard"></text:p>
      <text:p text:style-name="Standard">USE COMPANY;</text:p>
      <text:p text:style-name="Standard"></text:p>
      <text:p text:style-name="Standard">CREATE TABLE employee</text:p>
      <text:p text:style-name="Standard">(</text:p>
      <text:p text:style-name="Standard">empno int,</text:p>
      <text:p text:style-name="Standard">ename varchar(30),</text:p>
      <text:p text:style-name="Standard">job varchar(30),</text:p>
      <text:p text:style-name="Standard">mgr int,</text:p>
      <text:p text:style-name="Standard">hiredate date,</text:p>
      <text:p text:style-name="Standard">sal int,</text:p>
      <text:p text:style-name="Standard">comm int,</text:p>
      <text:p text:style-name="Standard">deptno int,</text:p>
      <text:p text:style-name="Standard">PRIMARY KEY(empno));</text:p>
      <text:p text:style-name="Standard"></text:p>
      <text:p text:style-name="Standard">CREATE TABLE department</text:p>
      <text:p text:style-name="Standard">(</text:p>
      <text:p text:style-name="Standard">deptnum int,</text:p>
      <text:p text:style-name="Standard">dname varchar(30),</text:p>
      <text:p text:style-name="Standard">loc varchar(30),</text:p>
      <text:p text:style-name="Standard">PRIMARY KEY(deptnum));</text:p>
      <text:p text:style-name="Standard"></text:p>
      <text:p text:style-name="Standard">ALTER TABLE department</text:p>
      <text:p text:style-name="Standard">FOREIGN KEY(deptnum) REFERENCES employee(deptno);</text:p>
      <text:p text:style-name="Standard"></text:p>
      <text:p text:style-name="Standard"></text:p>
      <text:p text:style-name="Standard"></text:p>
      <text:p text:style-name="Standard">INSERT INTO employee</text:p>
      <text:p text:style-name="Standard">(</text:p>
      <text:p text:style-name="Standard">VALUES empno='7369',ename='SMITH',job='CLERK',mgr='7902',hiredate='17-Dec-80',sal='800',comm=NULL,deptno='20';</text:p>
      <text:p text:style-name="Standard">empno='7499',ename='ALLEN',job='SALESMAN',mgr='7698',hiredate='20-Feb-81',sal='1600',comm='300',deptno='30';</text:p>
      <text:p text:style-name="Standard">empno='7521',ename='WARD',job='SALESMAN',mgr='7698',hiredate='22-Feb-81',sal='1250',comm='500',deptno='30';</text:p>
      <text:p text:style-name="Standard">empno='7566',ename='JONES',job='MANAGER',mgr='7839',hiredate='02-Apr-81',sal='2975',comm=NULL,deptno='20';</text:p>
      <text:p text:style-name="Standard">empno='7654',ename='MARTIN',job='SALESMAN',mgr='7698',hiredate='28-Sep-81',sal='1250',comm='1400',deptno='30';</text:p>
      <text:p text:style-name="Standard">empno='7698',ename='BLAKE',job='MANAGER',mgr='7839',hiredate='01-May-81',sal='2850',comm=NULL,deptno='30';</text:p>
      <text:p text:style-name="Standard">empno='7782',ename='CLARK',job='MANAGER',mgr='7839',hiredate='09-Jun-81',sal='2450',comm=NULL,deptno='10';</text:p>
      <text:p text:style-name="Standard">empno='7788',ename='SCOTT',job='ANALYST',mgr='7566',hiredate='09-Dec-82',sal='3000',comm=NULL,deptno='20';</text:p>
      <text:p text:style-name="Standard">empno='7839',ename='KING',job='PRESIDENT',mgr=NULL,hiredate='17-Nov-81',sal='5000',comm=NULL,deptno='10';</text:p>
      <text:p text:style-name="Standard">empno='7844',ename='TURNER',job='SALESMAN',mgr='7698',hiredate='08-Sep-<text:soft-page-break/>81',sal='1500',comm='0',deptno='30';</text:p>
      <text:p text:style-name="Standard">empno='7876',ename='ADAMS',job='CLERK',mgr='7788',hiredate='12-Jan-83',sal='1100',comm=NULL,deptno='20';</text:p>
      <text:p text:style-name="Standard">empno='7900',ename='JAMES',job='CLERK',mgr='7698',hiredate='03-Dec-81',sal='950',comm=NULL,deptno='30';</text:p>
      <text:p text:style-name="Standard">empno='7902',ename='FORD',job='ANALYST',mgr='7566',hiredate='03-Dec-81',sal='3000',comm=NULL,deptno='20';</text:p>
      <text:p text:style-name="Standard">empno='7934',ename='MILLER',job='CLERK',mgr='7782',hiredate='23-Jan-82',sal='1300',comm=NULL,deptno='10';</text:p>
      <text:p text:style-name="Standard">);</text:p>
      <text:p text:style-name="Standard"></text:p>
      <text:p text:style-name="Standard">1.</text:p>
      <text:p text:style-name="Standard">SELECT ename </text:p>
      <text:p text:style-name="Standard">FROM employee</text:p>
      <text:p text:style-name="Standard">ORDER BY deptno ASC,sal DESC</text:p>
      <text:p text:style-name="Standard"></text:p>
      <text:p text:style-name="Standard">2.</text:p>
      <text:p text:style-name="Standard">SELECT empno,ename,hiredate,months_between(hiredate) AS experience</text:p>
      <text:p text:style-name="Standard">FROM employee</text:p>
      <text:p text:style-name="Standard">WHERE job='MANAGER'</text:p>
      <text:p text:style-name="Standard"></text:p>
      <text:p text:style-name="Standard"></text:p>
      <text:p text:style-name="Standard">3.</text:p>
      <text:p text:style-name="Standard">SELECT (*)</text:p>
      <text:p text:style-name="Standard">FROM employee</text:p>
      <text:p text:style-name="Standard">hiredate LIKE '%81'</text:p>
      <text:p text:style-name="Standard"></text:p>
      <text:p text:style-name="Standard">4.</text:p>
      <text:p text:style-name="Standard">SELECT (*)</text:p>
      <text:p text:style-name="Standard">FROM employee</text:p>
      <text:p text:style-name="Standard">hiredate IS LIKE ('%82' AND '%83')</text:p>
      <text:p text:style-name="Standard">ORDER BY sal ASC</text:p>
      <text:p text:style-name="Standard"></text:p>
      <text:p text:style-name="Standard">5.</text:p>
      <text:p text:style-name="Standard">SELECT (*)</text:p>
      <text:p text:style-name="Standard">FROM employee</text:p>
      <text:p text:style-name="Standard">WHERE hiredate=('1-May-81' OR '3-Dec-81' OR '17-Dec-81' OR '19-Jan-80')</text:p>
      <text:p text:style-name="Standard">ORDER BY hiredate ASC</text:p>
      <text:p text:style-name="Standard"></text:p>
      <text:p text:style-name="Standard">6.</text:p>
      <text:p text:style-name="Standard">SELECT empno,ename,sal*12</text:p>
      <text:p text:style-name="Standard">FROM employee</text:p>
      <text:p text:style-name="Standard">HAVING sal*12&gt;=22000 AND sal*12&lt;=45000</text:p>
      <text:p text:style-name="Standard"></text:p>
      <text:p text:style-name="Standard">7.</text:p>
      <text:p text:style-name="Standard">SELECT (*)</text:p>
      <text:p text:style-name="Standard">FROM employee</text:p>
      <text:p text:style-name="Standard">ename LIKE '**R*'</text:p>
      <text:p text:style-name="Standard"></text:p>
      <text:p text:style-name="Standard"><text:soft-page-break/>8.</text:p>
      <text:p text:style-name="Standard">SELECT ename</text:p>
      <text:p text:style-name="Standard">FROM employee</text:p>
      <text:p text:style-name="Standard">ename LIKE 'S%H'</text:p>
      <text:p text:style-name="Standard"></text:p>
      <text:p text:style-name="Standard">9.</text:p>
      <text:p text:style-name="Standard">SELECT empno,ename,deptno,dname,loc</text:p>
      <text:p text:style-name="Standard">FROM employee,department</text:p>
      <text:p text:style-name="Standard">WHERE ((employee.deptno=department.department.deptnum) AND</text:p>
      <text:p text:style-name="Standard">(department.dname='ACCOUNTING' OR department.dname='RESEARCH'))</text:p>
      <text:p text:style-name="Standard">ORDER BY employee.deptno ASC</text:p>
      <text:p text:style-name="Standard"></text:p>
      <text:p text:style-name="Standard">10.INCOMPLETE</text:p>
      <text:p text:style-name="Standard">SELECT empno,ename,sal,dname</text:p>
      <text:p text:style-name="Standard">FROM employee,department</text:p>
      <text:p text:style-name="Standard">WHERE (employee.job='MANAGER' OR employee.job='ANALYST')</text:p>
      <text:p text:style-name="Standard">AND (department.loc='NEW YORK' OR department.loc='DALLAS')</text:p>
      <text:p text:style-name="Standard">AND ()</text:p>
      <text:p text:style-name="Standard">ORDER BY loc ASC </text:p>
      <text:p text:style-name="Standard"><text:s/></text:p>
      <text:p text:style-name="Standard">11.INCOMPLETE</text:p>
      <text:p text:style-name="Standard">SELECT ename</text:p>
      <text:p text:style-name="Standard">FROM employee,department</text:p>
      <text:p text:style-name="Standard">WHERE (employee.deptno=department.department.deptnum) AND</text:p>
      <text:p text:style-name="Standard">(ename&lt;&gt;'MANAGER') AND </text:p>
      <text:p text:style-name="Standard"></text:p>
      <text:p text:style-name="Standard">12.SELECT ename</text:p>
      <text:p text:style-name="Standard">SELECT employee,department</text:p>
      <text:p text:style-name="Standard">WHERE ((employee.deptno=department.deptnum) AND (department.dname='SALES') AND (employee.sal=MAX(sal)))</text:p>
      <text:p text:style-name="Standard"></text:p>
      <text:p text:style-name="Standard">13.INCOMPLETE</text:p>
      <text:p text:style-name="Standard">SELECT</text:p>
      <text:p text:style-name="Standard"></text:p>
      <text:p text:style-name="Standard">14.INCOMPLETE</text:p>
      <text:p text:style-name="Standard">SELECT empno,ename,count(*) AS 'number of employees'</text:p>
      <text:p text:style-name="Standard">FROM employee</text:p>
      <text:p text:style-name="Standard">WHERE</text:p>
      <text:p text:style-name="Standard">empno=</text:p>
      <text:p text:style-name="Standard"></text:p>
      <text:p text:style-name="Standard">15.</text:p>
      <text:p text:style-name="Standard">SELECT department(*)</text:p>
      <text:p text:style-name="Standard">FROM department,employee</text:p>
      <text:p text:style-name="Standard">WHERE department.deptnum=employee.empno</text:p>
      <text:p text:style-name="Standard">HAVING count(*)&gt;2</text:p>
      <text:p text:style-name="Standard"></text:p>
      <text:p text:style-name="Standard">16.</text:p>
      <text:p text:style-name="Standard">SELECT dname</text:p>
      <text:p text:style-name="Standard">FROM department,employee</text:p>
      <text:p text:style-name="Standard"><text:soft-page-break/>WHERE department.deptnum=employee.deptno AND </text:p>
      <text:p text:style-name="Standard">(SELECT count(*) AS 'No. of employees'</text:p>
      <text:p text:style-name="Standard">FROM department,employee</text:p>
      <text:p text:style-name="Standard">WHERE (department.deptnum=employee.deptno) AND (employee.job='CLERK')</text:p>
      <text:p text:style-name="Standard">HAVING count(*)&gt;2</text:p>
      <text:p text:style-name="Standard">)</text:p>
      <text:p text:style-name="Standard"></text:p>
      <text:p text:style-name="Standard">17.</text:p>
      <text:p text:style-name="Standard">SELECT department(*)</text:p>
      <text:p text:style-name="Standard">FROM department,employee</text:p>
      <text:p text:style-name="Standard">WHERE (department.deptnum=employee.deptno) AND</text:p>
      <text:p text:style-name="Standard">(SELECT MAX(count(*)) AS 'employee number' </text:p>
      <text:p text:style-name="Standard">FROM department,employee</text:p>
      <text:p text:style-name="Standard">WHERE ((department.deptnum=employee.deptno) AND(employee.job='%'))</text:p>
      <text:p text:style-name="Standard">)</text:p>
      <text:p text:style-name="Standard"></text:p>
      <text:p text:style-name="Standard">18.</text:p>
      <text:p text:style-name="Standard">SELECT dname,count(*)</text:p>
      <text:p text:style-name="Standard">FROM department,employee</text:p>
      <text:p text:style-name="Standard">WHERE (department.deptnum=employee.deptno) AND </text:p>
      <text:p text:style-name="Standard"><text:s/>(SELECT avg(count(*)) AS 'employee number' </text:p>
      <text:p text:style-name="Standard">FROM department,employee</text:p>
      <text:p text:style-name="Standard">WHERE (employee.job='%')</text:p>
      <text:p text:style-name="Standard">)</text:p>
      <text:p text:style-name="Standard">HAVING count(*)&gt;avg(count(*))</text:p>
      <text:p text:style-name="Standard"></text:p>
      <text:p text:style-name="Standard">19.</text:p>
      <text:p text:style-name="Standard">SELECT A.ename,A.job,A.sal</text:p>
      <text:p text:style-name="Standard">FROM employee A,B</text:p>
      <text:p text:style-name="Standard">WHERE ((A.deptno&lt;&gt;10) AND (B.deptno=10) AND (A.mgr=B.mgr))</text:p>
      <text:p text:style-name="Standard"></text:p>
      <text:p text:style-name="Standard">20.INCOMPLETE</text:p>
      <text:p text:style-name="Standard">SELECT deptno,</text:p>
      <text:p text:style-name="Standard"></text:p>
      <text:p text:style-name="Standard"></text:p>
      <text:p text:style-name="Standard"></text:p>
      <text:p text:style-name="Standard"><text:s/></text:p>
      <text:p text:style-name="Standard">CREATE DATABASE UNIVERSITY;</text:p>
      <text:p text:style-name="Standard"></text:p>
      <text:p text:style-name="Standard">USE UNIVERSITY;</text:p>
      <text:p text:style-name="Standard"></text:p>
      <text:p text:style-name="Standard">CREATE TABLE students</text:p>
      <text:p text:style-name="Standard">(</text:p>
      <text:p text:style-name="Standard">id int,</text:p>
      <text:p text:style-name="Standard">name varchar(30),</text:p>
      <text:p text:style-name="Standard">email varchar(30),</text:p>
      <text:p text:style-name="Standard">PRIMARY KEY(id));</text:p>
      <text:p text:style-name="Standard"></text:p>
      <text:p text:style-name="Standard">CREATE TABLE teachers</text:p>
      <text:p text:style-name="Standard"><text:soft-page-break/>(</text:p>
      <text:p text:style-name="Standard">tid int,</text:p>
      <text:p text:style-name="Standard">tname varchar(30),</text:p>
      <text:p text:style-name="Standard">PRIMARY KEY(tid));</text:p>
      <text:p text:style-name="Standard"></text:p>
      <text:p text:style-name="Standard">CREATE TABLE courses</text:p>
      <text:p text:style-name="Standard">(</text:p>
      <text:p text:style-name="Standard">cid int,</text:p>
      <text:p text:style-name="Standard">cname varchar(50),</text:p>
      <text:p text:style-name="Standard">teacher_id int,</text:p>
      <text:p text:style-name="Standard">PRIMARY KEY(cid)</text:p>
      <text:p text:style-name="Standard">FOREIGN KEY(teacher_id) REFERENCES teachers(tid)</text:p>
      <text:p text:style-name="Standard">);</text:p>
      <text:p text:style-name="Standard"></text:p>
      <text:p text:style-name="Standard">CREATE TABLE grades </text:p>
      <text:p text:style-name="Standard">(</text:p>
      <text:p text:style-name="Standard">student_id int,</text:p>
      <text:p text:style-name="Standard">course_id int,</text:p>
      <text:p text:style-name="Standard">grade varchar(5),</text:p>
      <text:p text:style-name="Standard">FOREIGN KEY(student_id) REFERENCES students(id)</text:p>
      <text:p text:style-name="Standard">FOREIGN KEY(course_id) REFERENCES courses(cid)</text:p>
      <text:p text:style-name="Standard">);</text:p>
      <text:p text:style-name="Standard"></text:p>
      <text:p text:style-name="Standard">1.</text:p>
      <text:p text:style-name="Standard">SELECT grades.grade</text:p>
      <text:p text:style-name="Standard">FROM grades,courses</text:p>
      <text:p text:style-name="Standard">WHERE ((grade.course_id=courses.cid) AND (courses.cname='Computer Science 143'))</text:p>
      <text:p text:style-name="Standard"></text:p>
      <text:p text:style-name="Standard">2.</text:p>
      <text:p text:style-name="Standard">SELECT students.name,grades.grade</text:p>
      <text:p text:style-name="Standard">FROM students,courses,grades</text:p>
      <text:p text:style-name="Standard">WHERE ((grades.student_id=students.id) AND (grades.course_id=courses.cid) <text:tab/>AND (courses.cname='Computer Science 143') AND (grades.grade IN (B-,B,B+,A-,A,A+)))</text:p>
      <text:p text:style-name="Standard"></text:p>
      <text:p text:style-name="Standard">3.</text:p>
      <text:p text:style-name="Standard">SELECT students.name,grades.course_id,grades.grade</text:p>
      <text:p text:style-name="Standard">FROM students,courses,grades</text:p>
      <text:p text:style-name="Standard">WHERE ((grades.student_id=students.id) AND (grades.course_id=courses.cid) AND (grades.grade IN (B-,B,B+,A-,A,A+)))</text:p>
      <text:p text:style-name="Standard">ORDER BY students.name ASC </text:p>
      <text:p text:style-name="Standard"></text:p>
      <text:p text:style-name="Standard">4.</text:p>
      <text:p text:style-name="Standard">SELECT courses.cname</text:p>
      <text:p text:style-name="Standard">FROM courses,students</text:p>
      <text:p text:style-name="Standard"></text:p>
      <text:p text:style-name="Standard"></text:p>
      <text:p text:style-name="Standard"></text:p>
      <text:p text:style-name="Standard"></text:p>
      <text:p text:style-name="Standard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8T17:57:20</meta:creation-date>
    <dc:date>2015-09-08T17:57:49</dc:date>
    <meta:editing-duration>P0D</meta:editing-duration>
    <meta:editing-cycles>1</meta:editing-cycles>
    <meta:document-statistic meta:table-count="0" meta:image-count="0" meta:object-count="0" meta:page-count="5" meta:paragraph-count="228" meta:word-count="417" meta:character-count="5420" meta:non-whitespace-character-count="4943"/>
    <meta:generator>LibreOffice/3.5$Linux_X86_64 LibreOffice_project/350m1$Build-2</meta:generator>
  </office:meta>
</office:document-meta>
</file>